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style:text-position="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mm"/>
      <style:text-properties fo:color="#fff2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29"/>
        <table:table-column table:style-name="co5" table:number-columns-repeated="1022" table:default-cell-style-name="ce29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0:16:46.111215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28T10:26:45.413194934</dc:date>
    <meta:editing-duration>P1DT17H24M58S</meta:editing-duration>
    <meta:editing-cycles>89</meta:editing-cycles>
    <meta:document-statistic meta:table-count="3" meta:cell-count="1018" meta:object-count="0"/>
  </office:meta>
</office:document-meta>
</file>